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61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TATISTICS[0] = new BasicStatistics()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TISTICS[0].setValidSiz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0].setMissingSiz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0].setMea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0].setStdErrorMea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0].setMedia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0].setMod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0].setStdDeviatio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0].setVarianc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0].setSkewness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0].setStdErrorSkewness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0].setKurtosis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0].setStdErrorKurtosis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0].setAmplitud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0].setMi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0].setMax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0].putPercentile(4.8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0].putPercentile(15.9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0].putPercentile(37.1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0].putPercentile(62.9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0].putPercentile(84.1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0].putPercentile(95.2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TATISTICS[1] = new BasicStatistics()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TISTICS[1].setValidSiz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1].setMissingSiz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1].setMea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1].setStdErrorMea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1].setMedia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1].setMod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1].setStdDeviatio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1].setVarianc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1].setSkewness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1].setStdErrorSkewness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1].setKurtosis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1].setStdErrorKurtosis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1].setAmplitud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1].setMi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1].setMax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1].putPercentile(4.8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1].putPercentile(15.9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1].putPercentile(37.1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1].putPercentile(62.9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1].putPercentile(84.1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1].putPercentile(95.2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TATISTICS[2] = new BasicStatistics()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TISTICS[2].setValidSiz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2].setMissingSiz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2].setMea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2].setStdErrorMea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2].setMedia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2].setMod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2].setStdDeviatio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2].setVarianc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2].setSkewness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2].setStdErrorSkewness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2].setKurtosis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2].setStdErrorKurtosis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2].setAmplitud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2].setMi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2].setMax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2].putPercentile(4.8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2].putPercentile(15.9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2].putPercentile(37.1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2].putPercentile(62.9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2].putPercentile(84.1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2].putPercentile(95.2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TATISTICS[3] = new BasicStatistics()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TISTICS[3].setValidSiz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3].setMissingSiz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3].setMea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3].setStdErrorMea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3].setMedia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3].setMod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3].setStdDeviatio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3].setVarianc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3].setSkewness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3].setStdErrorSkewness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3].setKurtosis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3].setStdErrorKurtosis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3].setAmplitud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3].setMi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3].setMax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3].putPercentile(4.8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3].putPercentile(15.9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3].putPercentile(37.1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3].putPercentile(62.9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3].putPercentile(84.1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3].putPercentile(95.2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TATISTICS[4] = new BasicStatistics()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TISTICS[4].setValidSiz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4].setMissingSiz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4].setMea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4].setStdErrorMea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4].setMedia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4].setMod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4].setStdDeviatio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4].setVarianc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4].setSkewness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4].setStdErrorSkewness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4].setKurtosis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4].setStdErrorKurtosis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4].setAmplitud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4].setMi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4].setMax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4].putPercentile(4.8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4].putPercentile(15.9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4].putPercentile(37.1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4].putPercentile(62.9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4].putPercentile(84.1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4].putPercentile(95.2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TATISTICS[5] = new BasicStatistics()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TISTICS[5].setValidSiz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5].setMissingSiz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5].setMea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5].setStdErrorMea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5].setMedia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5].setMod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5].setStdDeviatio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5].setVarianc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5].setSkewness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5].setStdErrorSkewness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5].setKurtosis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5].setStdErrorKurtosis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5].setAmplitud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5].setMi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5].setMax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5].putPercentile(4.8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5].putPercentile(15.9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5].putPercentile(37.1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5].putPercentile(62.9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5].putPercentile(84.1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5].putPercentile(95.2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TATISTICS[6] = new BasicStatistics()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TISTICS[6].setValidSiz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6].setMissingSiz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6].setMea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6].setStdErrorMea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6].setMedia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6].setMod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6].setStdDeviatio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6].setVarianc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6].setSkewness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6].setStdErrorSkewness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6].setKurtosis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6].setStdErrorKurtosis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6].setAmplitud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6].setMi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6].setMax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6].putPercentile(4.8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6].putPercentile(15.9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6].putPercentile(37.1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6].putPercentile(62.9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6].putPercentile(84.1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6].putPercentile(95.2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TATISTICS[7] = new BasicStatistics()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TISTICS[7].setValidSiz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7].setMissingSiz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7].setMea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7].setStdErrorMea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7].setMedia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7].setMod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7].setStdDeviatio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7].setVarianc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7].setSkewness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7].setStdErrorSkewness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7].setKurtosis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7].setStdErrorKurtosis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7].setAmplitud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7].setMi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7].setMax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7].putPercentile(4.8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7].putPercentile(15.9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7].putPercentile(37.1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7].putPercentile(62.9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7].putPercentile(84.1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7].putPercentile(95.2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TATISTICS[8] = new BasicStatistics()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TISTICS[8].setValidSiz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8].setMissingSiz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8].setMea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8].setStdErrorMea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8].setMedia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8].setMod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8].setStdDeviatio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8].setVarianc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8].setSkewness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8].setStdErrorSkewness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8].setKurtosis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8].setStdErrorKurtosis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8].setAmplitud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8].setMi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8].setMax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8].putPercentile(4.8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8].putPercentile(15.9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8].putPercentile(37.1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8].putPercentile(62.9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8].putPercentile(84.1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8].putPercentile(95.2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TATISTICS[9] = new BasicStatistics()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TISTICS[9].setValidSiz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9].setMissingSiz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9].setMea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9].setStdErrorMea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9].setMedia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9].setMod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9].setStdDeviatio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9].setVarianc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9].setSkewness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9].setStdErrorSkewness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9].setKurtosis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9].setStdErrorKurtosis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9].setAmplitude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9].setMin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9].setMax(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9].putPercentile(4.8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9].putPercentile(15.9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9].putPercentile(37.1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9].putPercentile(62.9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9].putPercentile(84.1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>
          <table:table-cell/>
          <table:table-cell office:value-type="string" calcext:value-type="string">
            <text:p>STATISTICS[9].putPercentile(95.2, </text:p>
          </table:table-cell>
          <table:table-cell/>
          <table:table-cell office:value-type="string" calcext:value-type="string">
            <text:p>);</text:p>
          </table:table-cell>
        </table:table-row>
        <table:table-row table:style-name="ro1" table:number-rows-repeated="10483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6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6T16:28:46.927234000</meta:creation-date>
    <dc:date>2014-12-06T16:47:28.860877000</dc:date>
    <meta:editing-duration>PT18M40S</meta:editing-duration>
    <meta:editing-cycles>5</meta:editing-cycles>
    <meta:generator>LibreOffice/4.3.4.1$MacOSX_X86_64 LibreOffice_project/bc356b2f991740509f321d70e4512a6a54c5f243</meta:generator>
    <meta:document-statistic meta:table-count="1" meta:cell-count="430" meta:object-count="0"/>
  </office:meta>
</office:document-meta>
</file>